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C" style:family="table-column">
      <style:table-column-properties style:column-width="8.5cm" style:rel-column-width="327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ddca7" officeooo:paragraph-rsid="001ddca7"/>
    </style:style>
    <style:style style:name="P2" style:family="paragraph" style:parent-style-name="Text_20_body">
      <style:text-properties officeooo:rsid="001ddca7" officeooo:paragraph-rsid="001ddca7"/>
    </style:style>
    <style:style style:name="P3" style:family="paragraph" style:parent-style-name="Text_20_body">
      <style:text-properties officeooo:paragraph-rsid="001ddca7"/>
    </style:style>
    <style:style style:name="P4" style:family="paragraph" style:parent-style-name="Text_20_body">
      <style:text-properties officeooo:rsid="001e33e5" officeooo:paragraph-rsid="001e33e5"/>
    </style:style>
    <style:style style:name="P5" style:family="paragraph" style:parent-style-name="Text_20_body">
      <style:text-properties officeooo:rsid="001f3583" officeooo:paragraph-rsid="001f3583"/>
    </style:style>
    <style:style style:name="P6" style:family="paragraph" style:parent-style-name="Title">
      <style:paragraph-properties fo:text-align="center" style:justify-single-word="false"/>
      <style:text-properties officeooo:rsid="001ddca7" officeooo:paragraph-rsid="001ddca7"/>
    </style:style>
    <style:style style:name="P7" style:family="paragraph" style:parent-style-name="Heading_20_3">
      <style:text-properties officeooo:rsid="001ddca7" officeooo:paragraph-rsid="001ddca7"/>
    </style:style>
    <style:style style:name="P8" style:family="paragraph" style:parent-style-name="Heading_20_3">
      <style:text-properties officeooo:paragraph-rsid="001ddca7"/>
    </style:style>
    <style:style style:name="P9" style:family="paragraph" style:parent-style-name="Heading_20_3">
      <style:text-properties officeooo:rsid="001e33e5" officeooo:paragraph-rsid="001e33e5"/>
    </style:style>
    <style:style style:name="P10" style:family="paragraph" style:parent-style-name="Heading_20_1">
      <style:text-properties officeooo:rsid="001ddca7" officeooo:paragraph-rsid="001ddca7"/>
    </style:style>
    <style:style style:name="P11" style:family="paragraph" style:parent-style-name="Table_20_Contents">
      <style:text-properties officeooo:rsid="001ddca7" officeooo:paragraph-rsid="001ddca7"/>
    </style:style>
    <style:style style:name="T1" style:family="text">
      <style:text-properties officeooo:rsid="001ddca7"/>
    </style:style>
    <style:style style:name="T2" style:family="text">
      <style:text-properties officeooo:rsid="001f35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blem Analysis Model Answers</text:p>
      <text:p text:style-name="P1"/>
      <text:h text:style-name="P10" text:outline-level="1">Problem 1: <text:s/></text:h>
      <text:h text:style-name="P8" text:outline-level="3"><text:span text:style-name="T1">A. <text:s/>Problem definition:</text:span></text:h>
      <text:p text:style-name="P3"><text:s text:c="8"/><text:span text:style-name="T1"><text:s/>“We want to create an application that takes data from a comma separated value file, load this data into our program, and allow users to select any team in the data and print out the aggregated salary total.”</text:span></text:p>
      <text:p text:style-name="P3"/>
      <text:h text:style-name="P7" text:outline-level="3">B. <text:s/>Solution definition:</text:h>
      <text:p text:style-name="P2">“ For each row in the file, read in the team name. <text:s/>Create a data structure that contains the team name and aggregated salary. Add the player's salary to the team total and store it in the data structure. <text:s/>Once all of the data is loaded, prompt the user for a team. <text:s/>Print out the team name and the aggregated salary total from the data structure.”</text:p>
      <text:p text:style-name="P2"/>
      <text:h text:style-name="P7" text:outline-level="3">C. <text:s/>Data Dictionary: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1">Field Name</text:p>
          </table:table-cell>
          <table:table-cell table:style-name="Table1.A1" office:value-type="string">
            <text:p text:style-name="P11">Field Type</text:p>
          </table:table-cell>
          <table:table-cell table:style-name="Table1.C1" office:value-type="string">
            <text:p text:style-name="P11">Field Description</text:p>
          </table:table-cell>
        </table:table-row>
        <table:table-row>
          <table:table-cell table:style-name="Table1.A2" office:value-type="string">
            <text:p text:style-name="P11">Team Name</text:p>
          </table:table-cell>
          <table:table-cell table:style-name="Table1.A2" office:value-type="string">
            <text:p text:style-name="P11">Character</text:p>
          </table:table-cell>
          <table:table-cell table:style-name="Table1.C2" office:value-type="string">
            <text:p text:style-name="P11">Holds the teams name</text:p>
          </table:table-cell>
        </table:table-row>
        <table:table-row>
          <table:table-cell table:style-name="Table1.A2" office:value-type="string">
            <text:p text:style-name="P11">Player Name</text:p>
          </table:table-cell>
          <table:table-cell table:style-name="Table1.A2" office:value-type="string">
            <text:p text:style-name="P11">Character</text:p>
          </table:table-cell>
          <table:table-cell table:style-name="Table1.C2" office:value-type="string">
            <text:p text:style-name="P11">Holds the players name</text:p>
          </table:table-cell>
        </table:table-row>
        <table:table-row>
          <table:table-cell table:style-name="Table1.A2" office:value-type="string">
            <text:p text:style-name="P11">Yearly salary</text:p>
          </table:table-cell>
          <table:table-cell table:style-name="Table1.A2" office:value-type="string">
            <text:p text:style-name="P11">Integer</text:p>
          </table:table-cell>
          <table:table-cell table:style-name="Table1.C2" office:value-type="string">
            <text:p text:style-name="P11">Holds the players yearly salary</text:p>
          </table:table-cell>
        </table:table-row>
        <table:table-row>
          <table:table-cell table:style-name="Table1.A2" office:value-type="string">
            <text:p text:style-name="P11">Position</text:p>
          </table:table-cell>
          <table:table-cell table:style-name="Table1.A2" office:value-type="string">
            <text:p text:style-name="P11">Character</text:p>
          </table:table-cell>
          <table:table-cell table:style-name="Table1.C2" office:value-type="string">
            <text:p text:style-name="P11">Holds the players position name</text:p>
          </table:table-cell>
        </table:table-row>
      </table:table>
      <text:p text:style-name="P3"/>
      <text:p text:style-name="P2"/>
      <text:p text:style-name="P2"/>
      <text:h text:style-name="P9" text:outline-level="3">D. <text:s/>Detailed Solution Definition:</text:h>
      <text:p text:style-name="P4">1. <text:s/>Define a data structure holding the team name and total team salary</text:p>
      <text:p text:style-name="P4">1. <text:s/>Open file for reading</text:p>
      <text:p text:style-name="P4">2. <text:s/>Read each line of the file</text:p>
      <text:p text:style-name="P4">3. <text:s/>Extract the team name and the players salary from the line.</text:p>
      <text:p text:style-name="P4">4. <text:s/>New team? <text:s/>Then add a new entry into the data structure and add the salary to the new team enty. <text:s/></text:p>
      <text:p text:style-name="P4">4. <text:s/>Otherwise add the players salary to the team entry in the data structure</text:p>
      <text:p text:style-name="P4">5. <text:s/>End of the file? Close the file when all data is read.</text:p>
      <text:p text:style-name="P4"><text:soft-page-break/>6. <text:s/>Prompt the user for a team name</text:p>
      <text:p text:style-name="P4">7. <text:s/>For that team, print out the salary.</text:p>
      <text:p text:style-name="P4">8. <text:s/>Exit.</text:p>
      <text:p text:style-name="P4"/>
      <text:h text:style-name="P9" text:outline-level="3">E. <text:s/>Pseudocode.</text:h>
      <text:p text:style-name="P4">teamdata = EMPTY</text:p>
      <text:p text:style-name="P4">open(“filename”,”r”)</text:p>
      <text:p text:style-name="P4">while not end of file </text:p>
      <text:p text:style-name="P4"><text:s text:c="4"/>read line</text:p>
      <text:p text:style-name="P4"><text:s text:c="4"/>teamname = line[0]</text:p>
      <text:p text:style-name="P4"><text:s text:c="4"/>salary = line[2]</text:p>
      <text:p text:style-name="P4"><text:s text:c="4"/>if not teamdata[name]</text:p>
      <text:p text:style-name="P4"><text:s text:c="7"/>team<text:span text:style-name="T2">data</text:span>[salary] = line</text:p>
      <text:p text:style-name="P3"><text:s text:c="4"/><text:span text:style-name="T2">else</text:span></text:p>
      <text:p text:style-name="P3"><text:s text:c="8"/><text:span text:style-name="T2">teamdata[teamname] = teamdata[teamname] + salary </text:span></text:p>
      <text:p text:style-name="P3"><text:s/></text:p>
      <text:p text:style-name="P5">close(“filename”)</text:p>
      <text:p text:style-name="P5">print (“Please enter team: “)</text:p>
      <text:p text:style-name="P5">get(teamselection)</text:p>
      <text:p text:style-name="P5">print (teamdata[teamselection])</text:p>
      <text:p text:style-name="P5">ex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09:16:55.161059259</meta:creation-date>
    <dc:date>2016-08-03T10:06:40.010809527</dc:date>
    <meta:editing-duration>PT19M36S</meta:editing-duration>
    <meta:editing-cycles>2</meta:editing-cycles>
    <meta:generator>LibreOffice/4.2.8.2$Linux_X86_64 LibreOffice_project/420m0$Build-2</meta:generator>
    <meta:document-statistic meta:table-count="1" meta:image-count="0" meta:object-count="0" meta:page-count="2" meta:paragraph-count="50" meta:word-count="302" meta:character-count="1780" meta:non-whitespace-character-count="1457"/>
  </office:meta>
</office:document-meta>
</file>